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666666" style:font-name="Roboto"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666666" style:font-name="Roboto" fo:font-size="18pt" style:font-size-asian="18pt" style:font-size-complex="18pt"/>
    </style:style>
    <style:style style:name="P5" style:family="paragraph" style:parent-style-name="Standard">
      <style:text-properties fo:color="#666666" style:font-name="Roboto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ds</text:p>
      <text:p text:style-name="Standard"/>
      <text:p text:style-name="P1">Rot Krokodilen</text:p>
      <text:p text:style-name="P3">Blues</text:p>
      <text:p text:style-name="P3">James Hurl (harmonica und Gesang), Pierre Delàs (gitarre), Wolfgang Stunz (Bass), Simone Peri (Schlagzeug)</text:p>
      <text:p text:style-name="P3">mail@rotkrokodilen.band</text:p>
      <text:p text:style-name="P3">ig @rotkrokodilen</text:p>
      <text:p text:style-name="Standard"/>
      <text:p text:style-name="P1">Papa Midnight</text:p>
      <text:p text:style-name="P3">Acid Funk</text:p>
      <text:p text:style-name="P3">Sylvie Hammerding (Gesang und Keyboard), Louis Vutton (Gitarre), Karl Laggersfeld (Bass), Edd Morton (Schlagzeug), Lukas Sommerfeld (Trompette)</text:p>
      <text:p text:style-name="P3">mail@papamidnight.com</text:p>
      <text:p text:style-name="P3">ig @papamidnight</text:p>
      <text:p text:style-name="P1"/>
      <text:p text:style-name="P1">Marie Delacroix</text:p>
      <text:p text:style-name="P3">House DJ und Produzentin</text:p>
      <text:p text:style-name="P3">mariedelacroix@mail.info</text:p>
      <text:p text:style-name="P3">@mdhouse</text:p>
      <text:p text:style-name="P1"/>
      <text:p text:style-name="P1">Robin Nora</text:p>
      <text:p text:style-name="P3">Songwriter</text:p>
      <text:p text:style-name="P3">mail@rnora.com</text:p>
      <text:p text:style-name="P3">@rnora</text:p>
      <text:p text:style-name="P1"/>
      <text:p text:style-name="P1">nega sionist</text:p>
      <text:p text:style-name="P3">garage klezmer punk</text:p>
      <text:p text:style-name="P3">Michael, Gabriel, Raphael, Uriel</text:p>
      <text:p text:style-name="P3">p-r3q@yahoo.de</text:p>
      <text:p text:style-name="P3">f social media</text:p>
      <text:p text:style-name="P3"/>
      <text:p text:style-name="P1"><text:soft-page-break/></text:p>
      <text:p text:style-name="P1">Les gh0u13s</text:p>
      <text:p text:style-name="P3">Electro rockabilly</text:p>
      <text:p text:style-name="P3">Jenna Sans Souci (Gesang und Kontraass), Martha McIntyre (Gitarre), Tina V (Schlagzeug)</text:p>
      <text:p text:style-name="P3">0123 456789</text:p>
      <text:p text:style-name="P3">ghoul@ghoul.de</text:p>
      <text:p text:style-name="P3">@ghoul</text:p>
      <text:p text:style-name="P1"/>
      <text:p text:style-name="P1">Apfelzimmt</text:p>
      <text:p text:style-name="P3">Electroswing</text:p>
      <text:p text:style-name="P3">Lydia G (Geige), Andrea Gstrandther (Gitarre), Ferdinand Miroux (Kontrabass)</text:p>
      <text:p text:style-name="P3">0123 456789</text:p>
      <text:p text:style-name="P3">mail@azimmt</text:p>
      <text:p text:style-name="P3">@azimmt</text:p>
      <text:p text:style-name="P3"/>
      <text:p text:style-name="P1">Felix Hammerstein</text:p>
      <text:p text:style-name="P3">Songwriter &amp; Chanson Française</text:p>
      <text:p text:style-name="P3">0123 456789</text:p>
      <text:p text:style-name="P3">mail@hammerstein.de</text:p>
      <text:p text:style-name="P3">@fhchanson</text:p>
      <text:p text:style-name="P3"/>
      <text:p text:style-name="P1">Tristan Wellendorf</text:p>
      <text:p text:style-name="P3">Songwriter</text:p>
      <text:p text:style-name="P3">0123 456789</text:p>
      <text:p text:style-name="P3"/>
      <text:p text:style-name="P1">Junge Sächsiche Philarmonie</text:p>
      <text:p text:style-name="P3">Dirigent : Maia Delanoff</text:p>
      <text:p text:style-name="P3">0123 456789</text:p>
      <text:p text:style-name="P3">jsp@mail.de</text:p>
      <text:p text:style-name="P3">@jsp</text:p>
      <text:p text:style-name="P3"/>
      <text:p text:style-name="P3"/>
      <text:p text:style-name="P1"><text:soft-page-break/>Quartet Milhaud</text:p>
      <text:p text:style-name="P3">Peter Baumgartner (Geige), Franka Oddensen (Geige), Sarah Stutzman (Bratsche), Olsen Strahlsun (Cello)</text:p>
      <text:p text:style-name="P3">0123 456789</text:p>
      <text:p text:style-name="P3">mail@qmilhaud.de</text:p>
      <text:p text:style-name="P3">@quartetmilhaud</text:p>
      <text:p text:style-name="P3"/>
      <text:p text:style-name="P1">Il Goliardo</text:p>
      <text:p text:style-name="P3">Gianmarco della Lugnesse</text:p>
      <text:p text:style-name="P3">goliardo@mail.it</text:p>
      <text:p text:style-name="P3">@ilgoliardo</text:p>
      <text:p text:style-name="P3"/>
      <text:p text:style-name="P1">Camille Westmüller</text:p>
      <text:p text:style-name="P3">Jazz Klavier</text:p>
      <text:p text:style-name="P3">0123 456789</text:p>
      <text:p text:style-name="P3">mail@cwm.de</text:p>
      <text:p text:style-name="P3">@cwestmueller</text:p>
      <text:p text:style-name="P3"/>
      <text:p text:style-name="P1">Trio Continental</text:p>
      <text:p text:style-name="P3">World Music</text:p>
      <text:p text:style-name="P3">Laura Pergnon (Geige, Percussion, Gesang, Lute), Geraldine Santmaitre (Flutes, Percussion, Gesang), Gerard Casanoves (Lute, Tiorbe, Baroque Gitarre, Gesang)</text:p>
      <text:p text:style-name="P3">0123 456789</text:p>
      <text:p text:style-name="P3">triocontinental@mail.org</text:p>
      <text:p text:style-name="P3">@triocontinental</text:p>
      <text:p text:style-name="P1">Tarantos</text:p>
      <text:p text:style-name="P3">Jimeno Iriarte (Gitarre), Juanjo “Sencho” Iriarte (Cajón)</text:p>
      <text:p text:style-name="P3">0123 456789</text:p>
      <text:p text:style-name="P3">tarantos@tarantos.es</text:p>
      <text:p text:style-name="P3">@tarantossajones</text:p>
      <text:p text:style-name="P3"><text:soft-page-break/></text:p>
      <text:p text:style-name="P1">Lisa Palatino</text:p>
      <text:p text:style-name="P3">Songwriter</text:p>
      <text:p text:style-name="P3">palatino@mail.de</text:p>
      <text:p text:style-name="P3">palatino.org</text:p>
      <text:p text:style-name="P3">@greenlisa</text:p>
      <text:p text:style-name="P1"/>
      <text:p text:style-name="P1">Seeds of freedom</text:p>
      <text:p text:style-name="P3">Reggae &amp; Ska</text:p>
      <text:p text:style-name="P4">Andy Milano (Gesang), Ute Semper (Gitarre), Ulrich Loewe (Bass), Aiko Takahashi (Schlagzeug), Roberto Alacrino (Schlagzeug), Pierre Desmestres (Trompete), Olga Rostropowitch (Saxo), Dmitri Starionoff (Posaune)</text:p>
      <text:p text:style-name="P3"><text:a xlink:type="simple" xlink:href="mailto:seedsoffreedom@gmail.com" text:style-name="Internet_20_link" text:visited-style-name="Visited_20_Internet_20_Link">seedsoffreedom@gmail.com</text:a></text:p>
      <text:p text:style-name="P3">0123 456789</text:p>
      <text:p text:style-name="P3">@seedsoffreedom</text:p>
      <text:p text:style-name="P1"/>
      <text:p text:style-name="P1">Siegfried Wagner</text:p>
      <text:p text:style-name="P3">Organist</text:p>
      <text:p text:style-name="P3">mail@swagner.de</text:p>
      <text:p text:style-name="P3">0123 456789</text:p>
      <text:p text:style-name="P3">@swagn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9T15:48:29.06</meta:creation-date>
    <meta:generator>OpenOffice/4.1.9$Win32 OpenOffice.org_project/419m1$Build-9805</meta:generator>
    <dc:date>2022-01-01T21:06:00.98</dc:date>
    <meta:editing-duration>PT1H13M57S</meta:editing-duration>
    <meta:editing-cycles>8</meta:editing-cycles>
    <meta:document-statistic meta:table-count="0" meta:image-count="0" meta:object-count="0" meta:page-count="4" meta:paragraph-count="90" meta:word-count="250" meta:character-count="2089"/>
  </office:meta>
</office:document-meta>
</file>